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59cm" table:align="margins" style:shadow="none" style:may-break-between-rows="true" table:border-model="collapsing"/>
    </style:style>
    <style:style style:name="Tableau1.A" style:family="table-column">
      <style:table-column-properties style:column-width="17.59cm" style:rel-column-width="9972*"/>
    </style:style>
    <style:style style:name="Tableau1.1" style:family="table-row">
      <style:table-row-properties style:min-row-height="1.693cm" fo:keep-together="auto"/>
    </style:style>
    <style:style style:name="Tableau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1.2" style:family="table-row">
      <style:table-row-properties style:min-row-height="1.799cm" fo:keep-together="auto"/>
    </style:style>
    <style:style style:name="Tableau1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au1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au2" style:family="table">
      <style:table-properties style:width="17.59cm" table:align="margins" style:shadow="none" style:may-break-between-rows="true" table:border-model="collapsing"/>
    </style:style>
    <style:style style:name="Tableau2.A" style:family="table-column">
      <style:table-column-properties style:column-width="17.59cm" style:rel-column-width="9972*"/>
    </style:style>
    <style:style style:name="Tableau2.1" style:family="table-row">
      <style:table-row-properties style:min-row-height="1.693cm" fo:keep-together="auto"/>
    </style:style>
    <style:style style:name="Tableau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2.2" style:family="table-row">
      <style:table-row-properties style:min-row-height="1.799cm" fo:keep-together="auto"/>
    </style:style>
    <style:style style:name="Tableau2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au2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au3" style:family="table">
      <style:table-properties style:width="17.59cm" table:align="margins" style:shadow="none" style:may-break-between-rows="true" table:border-model="collapsing"/>
    </style:style>
    <style:style style:name="Tableau3.A" style:family="table-column">
      <style:table-column-properties style:column-width="17.59cm" style:rel-column-width="9972*"/>
    </style:style>
    <style:style style:name="Tableau3.1" style:family="table-row">
      <style:table-row-properties style:min-row-height="1.693cm" fo:keep-together="auto"/>
    </style:style>
    <style:style style:name="Tableau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3.2" style:family="table-row">
      <style:table-row-properties style:min-row-height="1.799cm" fo:keep-together="auto"/>
    </style:style>
    <style:style style:name="Tableau3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au3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P1" style:family="paragraph" style:parent-style-name="Standard">
      <style:text-properties officeooo:rsid="000833b7" officeooo:paragraph-rsid="000833b7"/>
    </style:style>
    <style:style style:name="P2" style:family="paragraph" style:parent-style-name="Standard">
      <style:text-properties officeooo:paragraph-rsid="000833b7"/>
    </style:style>
    <style:style style:name="P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833b7" officeooo:paragraph-rsid="000833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833b7" officeooo:paragraph-rsid="000833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33b7" officeooo:paragraph-rsid="000833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text-properties officeooo:rsid="000833b7" officeooo:paragraph-rsid="000833b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artie A</text:p>
      <table:table table:name="Tableau1" table:style-name="Tableau1" table:template-name="Box List Blue">
        <table:table-column table:style-name="Tableau1.A"/>
        <table:table-row table:style-name="Tableau1.1">
          <table:table-cell table:style-name="Tableau1.A1" office:value-type="string">
            <text:p text:style-name="P3">class : Player</text:p>
          </table:table-cell>
        </table:table-row>
        <table:table-row table:style-name="Tableau1.2">
          <table:table-cell table:style-name="Tableau1.A2" office:value-type="string">
            <text:p text:style-name="P5">str pseudo</text:p>
            <text:p text:style-name="P5">nse *nombre de score enregistré</text:p>
            <text:p text:style-name="P5">msepc *meilleur score enregistré par chanson</text:p>
            <text:p text:style-name="P5">fait *musique faites</text:p>
            <text:p text:style-name="P5">list tablescore</text:p>
            <text:p text:style-name="P5"/>
          </table:table-cell>
        </table:table-row>
        <table:table-row table:style-name="Tableau1.2">
          <table:table-cell table:style-name="Tableau1.A3" office:value-type="string">
            <text:p text:style-name="P4">def getpseudo()</text:p>
            <text:p text:style-name="P4">def getnse()</text:p>
            <text:p text:style-name="P4">def getmsepc()</text:p>
            <text:p text:style-name="P4">def getfait()</text:p>
            <text:p text:style-name="P4">def tablescore()</text:p>
          </table:table-cell>
        </table:table-row>
      </table:table>
      <text:p text:style-name="Standard"/>
      <text:p text:style-name="P1">Partie B</text:p>
      <text:p text:style-name="P1"/>
      <table:table table:name="Tableau2" table:style-name="Tableau2" table:template-name="Box List Blue">
        <table:table-column table:style-name="Tableau2.A"/>
        <table:table-row table:style-name="Tableau2.1">
          <table:table-cell table:style-name="Tableau2.A1" office:value-type="string">
            <text:p text:style-name="P3">class : Player</text:p>
          </table:table-cell>
        </table:table-row>
        <table:table-row table:style-name="Tableau2.2">
          <table:table-cell table:style-name="Tableau2.A2" office:value-type="string">
            <text:p text:style-name="P5">str pseudo</text:p>
            <text:p text:style-name="P5">nombre</text:p>
            <text:p text:style-name="P5">nse *nombre de score enregistré</text:p>
            <text:p text:style-name="P5">msepc *meilleur score enregistré par chanson</text:p>
            <text:p text:style-name="P5">fait *musique faites</text:p>
            <text:p text:style-name="P5">list tablescore</text:p>
            <text:p text:style-name="P5"/>
          </table:table-cell>
        </table:table-row>
        <table:table-row table:style-name="Tableau2.2">
          <table:table-cell table:style-name="Tableau2.A3" office:value-type="string">
            <text:p text:style-name="P4">def getpseudo()</text:p>
            <text:p text:style-name="P4">def getnombre()</text:p>
            <text:p text:style-name="P4">def getnse()</text:p>
            <text:p text:style-name="P4">def getmsepc()</text:p>
            <text:p text:style-name="P4">def getfait()</text:p>
            <text:p text:style-name="P4">def tablescore()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au3" table:style-name="Tableau3" table:template-name="Box List Blue">
        <table:table-column table:style-name="Tableau3.A"/>
        <text:soft-page-break/>
        <table:table-row table:style-name="Tableau3.1">
          <table:table-cell table:style-name="Tableau3.A1" office:value-type="string">
            <text:p text:style-name="P3">class : Karaoke</text:p>
          </table:table-cell>
        </table:table-row>
        <table:table-row table:style-name="Tableau3.2">
          <table:table-cell table:style-name="Tableau3.A2" office:value-type="string">
            <text:p text:style-name="P5">nc *nombre de chanson</text:p>
            <text:p text:style-name="P5">nom</text:p>
            <text:p text:style-name="P5">nb *nombre de player</text:p>
            <text:p text:style-name="P5">supprimer</text:p>
            <text:p text:style-name="P5">mspc *meilleur score par chanson</text:p>
            <text:p text:style-name="P5">mst *meilleur score total</text:p>
            <text:p text:style-name="P5">msi *meilleur score individuel</text:p>
            <text:p text:style-name="P5">msm *meilleur score moyen</text:p>
            <text:p text:style-name="P5"/>
          </table:table-cell>
        </table:table-row>
        <table:table-row table:style-name="Tableau3.2">
          <table:table-cell table:style-name="Tableau3.A3" office:value-type="string">
            <text:p text:style-name="P4">def getnombre()</text:p>
            <text:p text:style-name="P4">def getnom()</text:p>
            <text:p text:style-name="P4">def getnb()</text:p>
            <text:p text:style-name="P4">def getsupprimer()</text:p>
            <text:p text:style-name="P4">def getmspc()</text:p>
            <text:p text:style-name="P4">def getmst()</text:p>
            <text:p text:style-name="P4">def getmsi()</text:p>
            <text:p text:style-name="P4">def getmsm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n" number:country="CA">
      <number:number number:min-integer-digits="1"/>
    </number:number-style>
    <number:text-style style:name="N20100" number:language="en" number:country="CA">
      <number:text-content/>
    </number:text-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6T13:50:28.934000000</meta:creation-date>
    <dc:date>2023-03-16T15:00:57.540000000</dc:date>
    <meta:editing-duration>PT1H10M29S</meta:editing-duration>
    <meta:editing-cycles>1</meta:editing-cycles>
    <meta:document-statistic meta:table-count="3" meta:image-count="0" meta:object-count="0" meta:page-count="2" meta:paragraph-count="43" meta:word-count="115" meta:character-count="728" meta:non-whitespace-character-count="656"/>
    <meta:generator>LibreOffice/7.4.0.3$Windows_X86_64 LibreOffice_project/f85e47c08ddd19c015c0114a68350214f7066f5a</meta:generator>
  </office:meta>
</office:document-meta>
</file>